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h = 0,1" table:style-name="ta1">
        <table:shapes>
          <draw:frame draw:z-index="0" draw:style-name="gr1" svg:width="16.018cm" svg:height="8.993cm" svg:x="2.063cm" svg:y="17.348cm">
            <draw:object draw:notify-on-update-of-ranges="'h = 0,1'.B3:'h = 0,1'.B22 'h = 0,1'.C3:'h = 0,1'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'i</text:p>
          </table:table-cell>
          <table:table-cell table:style-name="ce1" office:value-type="string" calcext:value-type="string">
            <text:p>y(xi)</text:p>
          </table:table-cell>
          <table:table-cell table:style-name="ce1" office:value-type="string" calcext:value-type="string">
            <text:p>Erro: |yi – y(xi)|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B2]/(1+LN([.B2]))" office:value-type="float" office:value="1" calcext:value-type="float">
            <text:p>1</text:p>
          </table:table-cell>
          <table:table-cell table:style-name="ce2" table:formula="of:=ABS([.C2]-[.D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1" calcext:value-type="float">
            <text:p>1,1</text:p>
          </table:table-cell>
          <table:table-cell table:style-name="ce2" table:formula="of:=([.C2]+[.A2]*([.C2]/[.B2]-(([.C2]/[.B2])^2)))" office:value-type="float" office:value="1" calcext:value-type="float">
            <text:p>1</text:p>
          </table:table-cell>
          <table:table-cell table:style-name="ce2" table:formula="of:=[.B3]/(1+LN([.B3]))" office:value-type="float" office:value="1.0042817279362" calcext:value-type="float">
            <text:p>1,0042817279</text:p>
          </table:table-cell>
          <table:table-cell table:style-name="ce2" table:formula="of:=ABS([.C3]-[.D3])" office:value-type="float" office:value="0.00428172793620241" calcext:value-type="float">
            <text:p>0,0042817279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2" calcext:value-type="float">
            <text:p>1,2</text:p>
          </table:table-cell>
          <table:table-cell table:style-name="ce2" table:formula="of:=([.C3]+[.A3]*([.C3]/[.B3]-(([.C3]/[.B3])^2)))" office:value-type="float" office:value="1.00826446280992" calcext:value-type="float">
            <text:p>1,0082644628</text:p>
          </table:table-cell>
          <table:table-cell table:style-name="ce2" table:formula="of:=[.B4]/(1+LN([.B4]))" office:value-type="float" office:value="1.01495231403374" calcext:value-type="float">
            <text:p>1,014952314</text:p>
          </table:table-cell>
          <table:table-cell table:style-name="ce2" table:formula="of:=ABS([.C4]-[.D4])" office:value-type="float" office:value="0.0066878512238242" calcext:value-type="float">
            <text:p>0,0066878512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3" calcext:value-type="float">
            <text:p>1,3</text:p>
          </table:table-cell>
          <table:table-cell table:style-name="ce2" table:formula="of:=([.C4]+[.A4]*([.C4]/[.B4]-(([.C4]/[.B4])^2)))" office:value-type="float" office:value="1.02168947172704" calcext:value-type="float">
            <text:p>1,0216894717</text:p>
          </table:table-cell>
          <table:table-cell table:style-name="ce2" table:formula="of:=[.B5]/(1+LN([.B5]))" office:value-type="float" office:value="1.02981368895798" calcext:value-type="float">
            <text:p>1,029813689</text:p>
          </table:table-cell>
          <table:table-cell table:style-name="ce2" table:formula="of:=ABS([.C5]-[.D5])" office:value-type="float" office:value="0.00812421723094725" calcext:value-type="float">
            <text:p>0,0081242172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4" calcext:value-type="float">
            <text:p>1,4</text:p>
          </table:table-cell>
          <table:table-cell table:style-name="ce2" table:formula="of:=([.C5]+[.A5]*([.C5]/[.B5]-(([.C5]/[.B5])^2)))" office:value-type="float" office:value="1.03851473424818" calcext:value-type="float">
            <text:p>1,0385147342</text:p>
          </table:table-cell>
          <table:table-cell table:style-name="ce2" table:formula="of:=[.B6]/(1+LN([.B6]))" office:value-type="float" office:value="1.04753391925252" calcext:value-type="float">
            <text:p>1,0475339193</text:p>
          </table:table-cell>
          <table:table-cell table:style-name="ce2" table:formula="of:=ABS([.C6]-[.D6])" office:value-type="float" office:value="0.00901918500434151" calcext:value-type="float">
            <text:p>0,009019185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table:formula="of:=([.C6]+[.A6]*([.C6]/[.B6]-(([.C6]/[.B6])^2)))" office:value-type="float" office:value="1.05766819214088" calcext:value-type="float">
            <text:p>1,0576681921</text:p>
          </table:table-cell>
          <table:table-cell table:style-name="ce2" table:formula="of:=[.B7]/(1+LN([.B7]))" office:value-type="float" office:value="1.06726235418187" calcext:value-type="float">
            <text:p>1,0672623542</text:p>
          </table:table-cell>
          <table:table-cell table:style-name="ce2" table:formula="of:=ABS([.C7]-[.D7])" office:value-type="float" office:value="0.00959416204099672" calcext:value-type="float">
            <text:p>0,009594162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6" calcext:value-type="float">
            <text:p>1,6</text:p>
          </table:table-cell>
          <table:table-cell table:style-name="ce2" table:formula="of:=([.C7]+[.A7]*([.C7]/[.B7]-(([.C7]/[.B7])^2)))" office:value-type="float" office:value="1.07846109363175" calcext:value-type="float">
            <text:p>1,0784610936</text:p>
          </table:table-cell>
          <table:table-cell table:style-name="ce2" table:formula="of:=[.B8]/(1+LN([.B8]))" office:value-type="float" office:value="1.08843268694579" calcext:value-type="float">
            <text:p>1,0884326869</text:p>
          </table:table-cell>
          <table:table-cell table:style-name="ce2" table:formula="of:=ABS([.C8]-[.D8])" office:value-type="float" office:value="0.00997159331403608" calcext:value-type="float">
            <text:p>0,0099715933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7" calcext:value-type="float">
            <text:p>1,7</text:p>
          </table:table-cell>
          <table:table-cell table:style-name="ce2" table:formula="of:=([.C8]+[.A8]*([.C8]/[.B8]-(([.C8]/[.B8])^2)))" office:value-type="float" office:value="1.10043216469947" calcext:value-type="float">
            <text:p>1,1004321647</text:p>
          </table:table-cell>
          <table:table-cell table:style-name="ce2" table:formula="of:=[.B9]/(1+LN([.B9]))" office:value-type="float" office:value="1.11065505214626" calcext:value-type="float">
            <text:p>1,1106550521</text:p>
          </table:table-cell>
          <table:table-cell table:style-name="ce2" table:formula="of:=ABS([.C9]-[.D9])" office:value-type="float" office:value="0.0102228874467982" calcext:value-type="float">
            <text:p>0,0102228874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8" calcext:value-type="float">
            <text:p>1,8</text:p>
          </table:table-cell>
          <table:table-cell table:style-name="ce2" table:formula="of:=([.C9]+[.A9]*([.C9]/[.B9]-(([.C9]/[.B9])^2)))" office:value-type="float" office:value="1.12326205158126" calcext:value-type="float">
            <text:p>1,1232620516</text:p>
          </table:table-cell>
          <table:table-cell table:style-name="ce2" table:formula="of:=[.B10]/(1+LN([.B10]))" office:value-type="float" office:value="1.13365355673331" calcext:value-type="float">
            <text:p>1,1336535567</text:p>
          </table:table-cell>
          <table:table-cell table:style-name="ce2" table:formula="of:=ABS([.C10]-[.D10])" office:value-type="float" office:value="0.010391505152042" calcext:value-type="float">
            <text:p>0,0103915052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.9" calcext:value-type="float">
            <text:p>1,9</text:p>
          </table:table-cell>
          <table:table-cell table:style-name="ce2" table:formula="of:=([.C10]+[.A10]*([.C10]/[.B10]-(([.C10]/[.B10])^2)))" office:value-type="float" office:value="1.14672359652953" calcext:value-type="float">
            <text:p>1,1467235965</text:p>
          </table:table-cell>
          <table:table-cell table:style-name="ce2" table:formula="of:=[.B11]/(1+LN([.B11]))" office:value-type="float" office:value="1.15722843305467" calcext:value-type="float">
            <text:p>1,1572284331</text:p>
          </table:table-cell>
          <table:table-cell table:style-name="ce2" table:formula="of:=ABS([.C11]-[.D11])" office:value-type="float" office:value="0.010504836525143" calcext:value-type="float">
            <text:p>0,0105048365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C11]+[.A11]*([.C11]/[.B11]-(([.C11]/[.B11])^2)))" office:value-type="float" office:value="1.17065156956466" calcext:value-type="float">
            <text:p>1,1706515696</text:p>
          </table:table-cell>
          <table:table-cell table:style-name="ce2" table:formula="of:=[.B12]/(1+LN([.B12]))" office:value-type="float" office:value="1.18123221829928" calcext:value-type="float">
            <text:p>1,1812322183</text:p>
          </table:table-cell>
          <table:table-cell table:style-name="ce2" table:formula="of:=ABS([.C12]-[.D12])" office:value-type="float" office:value="0.0105806487346178" calcext:value-type="float">
            <text:p>0,0105806487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1" calcext:value-type="float">
            <text:p>2,1</text:p>
          </table:table-cell>
          <table:table-cell table:style-name="ce2" table:formula="of:=([.C12]+[.A12]*([.C12]/[.B12]-(([.C12]/[.B12])^2)))" office:value-type="float" office:value="1.19492352060979" calcext:value-type="float">
            <text:p>1,1949235206</text:p>
          </table:table-cell>
          <table:table-cell table:style-name="ce2" table:formula="of:=[.B13]/(1+LN([.B13]))" office:value-type="float" office:value="1.20555426769741" calcext:value-type="float">
            <text:p>1,2055542677</text:p>
          </table:table-cell>
          <table:table-cell table:style-name="ce2" table:formula="of:=ABS([.C13]-[.D13])" office:value-type="float" office:value="0.0106307470876201" calcext:value-type="float">
            <text:p>0,0106307471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2" calcext:value-type="float">
            <text:p>2,2</text:p>
          </table:table-cell>
          <table:table-cell table:style-name="ce2" table:formula="of:=([.C13]+[.A13]*([.C13]/[.B13]-(([.C13]/[.B13])^2)))" office:value-type="float" office:value="1.21944726603324" calcext:value-type="float">
            <text:p>1,219447266</text:p>
          </table:table-cell>
          <table:table-cell table:style-name="ce2" table:formula="of:=[.B14]/(1+LN([.B14]))" office:value-type="float" office:value="1.23011040059233" calcext:value-type="float">
            <text:p>1,2301104006</text:p>
          </table:table-cell>
          <table:table-cell table:style-name="ce2" table:formula="of:=ABS([.C14]-[.D14])" office:value-type="float" office:value="0.0106631345590931" calcext:value-type="float">
            <text:p>0,0106631346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3" calcext:value-type="float">
            <text:p>2,3</text:p>
          </table:table-cell>
          <table:table-cell table:style-name="ce2" table:formula="of:=([.C14]+[.A14]*([.C14]/[.B14]-(([.C14]/[.B14])^2)))" office:value-type="float" office:value="1.24415247988938" calcext:value-type="float">
            <text:p>1,2441524799</text:p>
          </table:table-cell>
          <table:table-cell table:style-name="ce2" table:formula="of:=[.B15]/(1+LN([.B15]))" office:value-type="float" office:value="1.25483580785332" calcext:value-type="float">
            <text:p>1,2548358079</text:p>
          </table:table-cell>
          <table:table-cell table:style-name="ce2" table:formula="of:=ABS([.C15]-[.D15])" office:value-type="float" office:value="0.010683327963944" calcext:value-type="float">
            <text:p>0,010683328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4" calcext:value-type="float">
            <text:p>2,4</text:p>
          </table:table-cell>
          <table:table-cell table:style-name="ce2" table:formula="of:=([.C15]+[.A15]*([.C15]/[.B15]-(([.C15]/[.B15])^2)))" office:value-type="float" office:value="1.26898490541926" calcext:value-type="float">
            <text:p>1,2689849054</text:p>
          </table:table-cell>
          <table:table-cell table:style-name="ce2" table:formula="of:=[.B16]/(1+LN([.B16]))" office:value-type="float" office:value="1.27968008860876" calcext:value-type="float">
            <text:p>1,2796800886</text:p>
          </table:table-cell>
          <table:table-cell table:style-name="ce2" table:formula="of:=ABS([.C16]-[.D16])" office:value-type="float" office:value="0.0106951831894997" calcext:value-type="float">
            <text:p>0,0106951832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([.C16]+[.A16]*([.C16]/[.B16]-(([.C16]/[.B16])^2)))" office:value-type="float" office:value="1.29390228532941" calcext:value-type="float">
            <text:p>1,2939022853</text:p>
          </table:table-cell>
          <table:table-cell table:style-name="ce2" table:formula="of:=[.B17]/(1+LN([.B17]))" office:value-type="float" office:value="1.30460371091759" calcext:value-type="float">
            <text:p>1,3046037109</text:p>
          </table:table-cell>
          <table:table-cell table:style-name="ce2" table:formula="of:=ABS([.C17]-[.D17])" office:value-type="float" office:value="0.0107014255881808" calcext:value-type="float">
            <text:p>0,0107014256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6" calcext:value-type="float">
            <text:p>2,6</text:p>
          </table:table-cell>
          <table:table-cell table:style-name="ce2" table:formula="of:=([.C17]+[.A17]*([.C17]/[.B17]-(([.C17]/[.B17])^2)))" office:value-type="float" office:value="1.31887144675889" calcext:value-type="float">
            <text:p>1,3188714468</text:p>
          </table:table-cell>
          <table:table-cell table:style-name="ce2" table:formula="of:=[.B18]/(1+LN([.B18]))" office:value-type="float" office:value="1.32957544514066" calcext:value-type="float">
            <text:p>1,3295754451</text:p>
          </table:table-cell>
          <table:table-cell table:style-name="ce2" table:formula="of:=ABS([.C18]-[.D18])" office:value-type="float" office:value="0.0107039983817643" calcext:value-type="float">
            <text:p>0,0107039984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7" calcext:value-type="float">
            <text:p>2,7</text:p>
          </table:table-cell>
          <table:table-cell table:style-name="ce2" table:formula="of:=([.C18]+[.A18]*([.C18]/[.B18]-(([.C18]/[.B18])^2)))" office:value-type="float" office:value="1.34386617854139" calcext:value-type="float">
            <text:p>1,3438661785</text:p>
          </table:table-cell>
          <table:table-cell table:style-name="ce2" table:formula="of:=[.B19]/(1+LN([.B19]))" office:value-type="float" office:value="1.35457047451781" calcext:value-type="float">
            <text:p>1,3545704745</text:p>
          </table:table-cell>
          <table:table-cell table:style-name="ce2" table:formula="of:=ABS([.C19]-[.D19])" office:value-type="float" office:value="0.0107042959764123" calcext:value-type="float">
            <text:p>0,010704296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8" calcext:value-type="float">
            <text:p>2,8</text:p>
          </table:table-cell>
          <table:table-cell table:style-name="ce2" table:formula="of:=([.C19]+[.A19]*([.C19]/[.B19]-(([.C19]/[.B19])^2)))" office:value-type="float" office:value="1.36886566244036" calcext:value-type="float">
            <text:p>1,3688656624</text:p>
          </table:table-cell>
          <table:table-cell table:style-name="ce2" table:formula="of:=[.B20]/(1+LN([.B20]))" office:value-type="float" office:value="1.37956898534642" calcext:value-type="float">
            <text:p>1,3795689853</text:p>
          </table:table-cell>
          <table:table-cell table:style-name="ce2" table:formula="of:=ABS([.C20]-[.D20])" office:value-type="float" office:value="0.0107033229060618" calcext:value-type="float">
            <text:p>0,0107033229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.9" calcext:value-type="float">
            <text:p>2,9</text:p>
          </table:table-cell>
          <table:table-cell table:style-name="ce2" table:formula="of:=([.C20]+[.A20]*([.C20]/[.B20]-(([.C20]/[.B20])^2)))" office:value-type="float" office:value="1.39385329832077" calcext:value-type="float">
            <text:p>1,3938532983</text:p>
          </table:table-cell>
          <table:table-cell table:style-name="ce2" table:formula="of:=[.B21]/(1+LN([.B21]))" office:value-type="float" office:value="1.40455510209837" calcext:value-type="float">
            <text:p>1,4045551021</text:p>
          </table:table-cell>
          <table:table-cell table:style-name="ce2" table:formula="of:=ABS([.C21]-[.D21])" office:value-type="float" office:value="0.0107018037775957" calcext:value-type="float">
            <text:p>0,0107018038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([.C21]+[.A21]*([.C21]/[.B21]-(([.C21]/[.B21])^2)))" office:value-type="float" office:value="1.41881581375348" calcext:value-type="float">
            <text:p>1,4188158138</text:p>
          </table:table-cell>
          <table:table-cell table:style-name="ce2" table:formula="of:=[.B22]/(1+LN([.B22]))" office:value-type="float" office:value="1.42951607412151" calcext:value-type="float">
            <text:p>1,4295160741</text:p>
          </table:table-cell>
          <table:table-cell table:style-name="ce2" table:formula="of:=ABS([.C22]-[.D22])" office:value-type="float" office:value="0.0107002603680335" calcext:value-type="float">
            <text:p>0,010700260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formula="of:= [.B27] + 0.25 * (([.B27] / [.A27]) - (([.B27] / [.A27]) ^ 2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 [.B28] + 0.25 * (([.B28] / [.A28]) - (([.B28] / [.A28]) ^ 2))"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formula="of:= [.B29] + 0.25 * (([.B29] / [.A29]) - (([.B29] / [.A29]) ^ 2))" office:value-type="float" office:value="1.09315555555556" calcext:value-type="float">
            <text:p>1,09315555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.B30] + 0.25 * (([.B30] / [.A30]) - (([.B30] / [.A30]) ^ 2))" office:value-type="float" office:value="1.15177050686823" calcext:value-type="float">
            <text:p>1,1517705069</text:p>
          </table:table-cell>
          <table:table-cell table:number-columns-repeated="5"/>
        </table:table-row>
        <table:table-row table:style-name="ro1">
          <table:table-cell office:value-type="float" office:value="2.25" calcext:value-type="float">
            <text:p>2,25</text:p>
          </table:table-cell>
          <table:table-cell table:formula="of:= [.B31] + 0.25 * (([.B31] / [.A31]) - (([.B31] / [.A31]) ^ 2))" office:value-type="float" office:value="1.21283086394604" calcext:value-type="float">
            <text:p>1,2128308639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 [.B32] + 0.25 * (([.B32] / [.A32]) - (([.B32] / [.A32]) ^ 2))" office:value-type="float" office:value="1.27494991280226" calcext:value-type="float">
            <text:p>1,2749499128</text:p>
          </table:table-cell>
          <table:table-cell table:number-columns-repeated="5"/>
        </table:table-row>
        <table:table-row table:style-name="ro1">
          <table:table-cell office:value-type="float" office:value="2.75" calcext:value-type="float">
            <text:p>2,75</text:p>
          </table:table-cell>
          <table:table-cell table:formula="of:= [.B33] + 0.25 * (([.B33] / [.A33]) - (([.B33] / [.A33]) ^ 2))" office:value-type="float" office:value="1.33742501287631" calcext:value-type="float">
            <text:p>1,33742501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.B34] + 0.25 * (([.B34] / [.A34]) - (([.B34] / [.A34]) ^ 2))" office:value-type="float" office:value="1.39987833916863" calcext:value-type="float">
            <text:p>1,3998783392</text:p>
          </table:table-cell>
          <table:table-cell table:number-columns-repeated="5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 = 0,05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y'i</text:p>
          </table:table-cell>
          <table:table-cell office:value-type="string" calcext:value-type="string">
            <text:p>y(xi)</text:p>
          </table:table-cell>
          <table:table-cell office:value-type="string" calcext:value-type="string">
            <text:p>Erro yi – y(xi)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]/(1+LN([.B2]))" office:value-type="float" office:value="1" calcext:value-type="float">
            <text:p>1</text:p>
          </table:table-cell>
          <table:table-cell table:formula="of:=ABS([.C2]-[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05" calcext:value-type="float">
            <text:p>1,05</text:p>
          </table:table-cell>
          <table:table-cell table:formula="of:=([.C2]+[.A2]*([.C2]/[.B2]-(([.C2]/[.B2])^2)))" office:value-type="float" office:value="1" calcext:value-type="float">
            <text:p>1</text:p>
          </table:table-cell>
          <table:table-cell table:formula="of:=[.B3]/(1+LN([.B3]))" office:value-type="float" office:value="1.00115355375355" calcext:value-type="float">
            <text:p>1,0011535538</text:p>
          </table:table-cell>
          <table:table-cell table:formula="of:=ABS([.C3]-[.D3])" office:value-type="float" office:value="0.00115355375355364" calcext:value-type="float">
            <text:p>0,001153553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1" calcext:value-type="float">
            <text:p>1,1</text:p>
          </table:table-cell>
          <table:table-cell table:formula="of:=([.C3]+[.A3]*([.C3]/[.B3]-(([.C3]/[.B3])^2)))" office:value-type="float" office:value="1.00226757369615" calcext:value-type="float">
            <text:p>1,0022675737</text:p>
          </table:table-cell>
          <table:table-cell table:formula="of:=[.B4]/(1+LN([.B4]))" office:value-type="float" office:value="1.0042817279362" calcext:value-type="float">
            <text:p>1,0042817279</text:p>
          </table:table-cell>
          <table:table-cell table:formula="of:=ABS([.C4]-[.D4])" office:value-type="float" office:value="0.00201415424005735" calcext:value-type="float">
            <text:p>0,002014154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15" calcext:value-type="float">
            <text:p>1,15</text:p>
          </table:table-cell>
          <table:table-cell table:formula="of:=([.C4]+[.A4]*([.C4]/[.B4]-(([.C4]/[.B4])^2)))" office:value-type="float" office:value="1.00631526137313" calcext:value-type="float">
            <text:p>1,0063152614</text:p>
          </table:table-cell>
          <table:table-cell table:formula="of:=[.B5]/(1+LN([.B5]))" office:value-type="float" office:value="1.00898262807715" calcext:value-type="float">
            <text:p>1,0089826281</text:p>
          </table:table-cell>
          <table:table-cell table:formula="of:=ABS([.C5]-[.D5])" office:value-type="float" office:value="0.00266736670401713" calcext:value-type="float">
            <text:p>0,002667366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2" calcext:value-type="float">
            <text:p>1,2</text:p>
          </table:table-cell>
          <table:table-cell table:formula="of:=([.C5]+[.A5]*([.C5]/[.B5]-(([.C5]/[.B5])^2)))" office:value-type="float" office:value="1.01178188312385" calcext:value-type="float">
            <text:p>1,0117818831</text:p>
          </table:table-cell>
          <table:table-cell table:formula="of:=[.B6]/(1+LN([.B6]))" office:value-type="float" office:value="1.01495231403374" calcext:value-type="float">
            <text:p>1,014952314</text:p>
          </table:table-cell>
          <table:table-cell table:formula="of:=ABS([.C6]-[.D6])" office:value-type="float" office:value="0.00317043090988967" calcext:value-type="float">
            <text:p>0,003170430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25" calcext:value-type="float">
            <text:p>1,25</text:p>
          </table:table-cell>
          <table:table-cell table:formula="of:=([.C6]+[.A6]*([.C6]/[.B6]-(([.C6]/[.B6])^2)))" office:value-type="float" office:value="1.01839423314923" calcext:value-type="float">
            <text:p>1,0183942331</text:p>
          </table:table-cell>
          <table:table-cell table:formula="of:=[.B7]/(1+LN([.B7]))" office:value-type="float" office:value="1.02195690657645" calcext:value-type="float">
            <text:p>1,0219569066</text:p>
          </table:table-cell>
          <table:table-cell table:formula="of:=ABS([.C7]-[.D7])" office:value-type="float" office:value="0.00356267342721472" calcext:value-type="float">
            <text:p>0,003562673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3" calcext:value-type="float">
            <text:p>1,3</text:p>
          </table:table-cell>
          <table:table-cell table:formula="of:=([.C7]+[.A7]*([.C7]/[.B7]-(([.C7]/[.B7])^2)))" office:value-type="float" office:value="1.02594194442363" calcext:value-type="float">
            <text:p>1,0259419444</text:p>
          </table:table-cell>
          <table:table-cell table:formula="of:=[.B8]/(1+LN([.B8]))" office:value-type="float" office:value="1.02981368895798" calcext:value-type="float">
            <text:p>1,029813689</text:p>
          </table:table-cell>
          <table:table-cell table:formula="of:=ABS([.C8]-[.D8])" office:value-type="float" office:value="0.00387174453435435" calcext:value-type="float">
            <text:p>0,003871744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35" calcext:value-type="float">
            <text:p>1,35</text:p>
          </table:table-cell>
          <table:table-cell table:formula="of:=([.C8]+[.A8]*([.C8]/[.B8]-(([.C8]/[.B8])^2)))" office:value-type="float" office:value="1.03426051408112" calcext:value-type="float">
            <text:p>1,0342605141</text:p>
          </table:table-cell>
          <table:table-cell table:formula="of:=[.B9]/(1+LN([.B9]))" office:value-type="float" office:value="1.03837799500087" calcext:value-type="float">
            <text:p>1,038377995</text:p>
          </table:table-cell>
          <table:table-cell table:formula="of:=ABS([.C9]-[.D9])" office:value-type="float" office:value="0.00411748091975084" calcext:value-type="float">
            <text:p>0,004117480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" calcext:value-type="float">
            <text:p>1,4</text:p>
          </table:table-cell>
          <table:table-cell table:formula="of:=([.C9]+[.A9]*([.C9]/[.B9]-(([.C9]/[.B9])^2)))" office:value-type="float" office:value="1.04321955065237" calcext:value-type="float">
            <text:p>1,0432195507</text:p>
          </table:table-cell>
          <table:table-cell table:formula="of:=[.B10]/(1+LN([.B10]))" office:value-type="float" office:value="1.04753391925252" calcext:value-type="float">
            <text:p>1,0475339193</text:p>
          </table:table-cell>
          <table:table-cell table:formula="of:=ABS([.C10]-[.D10])" office:value-type="float" office:value="0.00431436860015144" calcext:value-type="float">
            <text:p>0,004314368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5" calcext:value-type="float">
            <text:p>1,45</text:p>
          </table:table-cell>
          <table:table-cell table:formula="of:=([.C10]+[.A10]*([.C10]/[.B10]-(([.C10]/[.B10])^2)))" office:value-type="float" office:value="1.0527144572863" calcext:value-type="float">
            <text:p>1,0527144573</text:p>
          </table:table-cell>
          <table:table-cell table:formula="of:=[.B11]/(1+LN([.B11]))" office:value-type="float" office:value="1.05718761132115" calcext:value-type="float">
            <text:p>1,0571876113</text:p>
          </table:table-cell>
          <table:table-cell table:formula="of:=ABS([.C11]-[.D11])" office:value-type="float" office:value="0.00447315403485504" calcext:value-type="float">
            <text:p>0,0044731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table:formula="of:=([.C11]+[.A11]*([.C11]/[.B11]-(([.C11]/[.B11])^2)))" office:value-type="float" office:value="1.06266043194707" calcext:value-type="float">
            <text:p>1,0626604319</text:p>
          </table:table-cell>
          <table:table-cell table:formula="of:=[.B12]/(1+LN([.B12]))" office:value-type="float" office:value="1.06726235418187" calcext:value-type="float">
            <text:p>1,0672623542</text:p>
          </table:table-cell>
          <table:table-cell table:formula="of:=ABS([.C12]-[.D12])" office:value-type="float" office:value="0.0046019222348026" calcext:value-type="float">
            <text:p>0,004601922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([.C12]+[.A12]*([.C12]/[.B12]-(([.C12]/[.B12])^2)))" office:value-type="float" office:value="1.07298806426473" calcext:value-type="float">
            <text:p>1,0729880643</text:p>
          </table:table-cell>
          <table:table-cell table:formula="of:=[.B13]/(1+LN([.B13]))" office:value-type="float" office:value="1.07769489724363" calcext:value-type="float">
            <text:p>1,0776948972</text:p>
          </table:table-cell>
          <table:table-cell table:formula="of:=ABS([.C13]-[.D13])" office:value-type="float" office:value="0.00470683297890351" calcext:value-type="float">
            <text:p>0,00470683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table:formula="of:=([.C13]+[.A13]*([.C13]/[.B13]-(([.C13]/[.B13])^2)))" office:value-type="float" office:value="1.08364005414102" calcext:value-type="float">
            <text:p>1,0836400541</text:p>
          </table:table-cell>
          <table:table-cell table:formula="of:=[.B14]/(1+LN([.B14]))" office:value-type="float" office:value="1.08843268694579" calcext:value-type="float">
            <text:p>1,0884326869</text:p>
          </table:table-cell>
          <table:table-cell table:formula="of:=ABS([.C14]-[.D14])" office:value-type="float" office:value="0.00479263280477071" calcext:value-type="float">
            <text:p>0,004792632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65" calcext:value-type="float">
            <text:p>1,65</text:p>
          </table:table-cell>
          <table:table-cell table:formula="of:=([.C14]+[.A14]*([.C14]/[.B14]-(([.C14]/[.B14])^2)))" office:value-type="float" office:value="1.0945687322599" calcext:value-type="float">
            <text:p>1,0945687323</text:p>
          </table:table-cell>
          <table:table-cell table:formula="of:=[.B15]/(1+LN([.B15]))" office:value-type="float" office:value="1.09943174923614" calcext:value-type="float">
            <text:p>1,0994317492</text:p>
          </table:table-cell>
          <table:table-cell table:formula="of:=ABS([.C15]-[.D15])" office:value-type="float" office:value="0.00486301697623581" calcext:value-type="float">
            <text:p>0,00486301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7" calcext:value-type="float">
            <text:p>1,7</text:p>
          </table:table-cell>
          <table:table-cell table:formula="of:=([.C15]+[.A15]*([.C15]/[.B15]-(([.C15]/[.B15])^2)))" office:value-type="float" office:value="1.10573416290431" calcext:value-type="float">
            <text:p>1,1057341629</text:p>
          </table:table-cell>
          <table:table-cell table:formula="of:=[.B16]/(1+LN([.B16]))" office:value-type="float" office:value="1.11065505214626" calcext:value-type="float">
            <text:p>1,1106550521</text:p>
          </table:table-cell>
          <table:table-cell table:formula="of:=ABS([.C16]-[.D16])" office:value-type="float" office:value="0.00492088924195588" calcext:value-type="float">
            <text:p>0,004920889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75" calcext:value-type="float">
            <text:p>1,75</text:p>
          </table:table-cell>
          <table:table-cell table:formula="of:=([.C16]+[.A16]*([.C16]/[.B16]-(([.C16]/[.B16])^2)))" office:value-type="float" office:value="1.11710267567115" calcext:value-type="float">
            <text:p>1,1171026757</text:p>
          </table:table-cell>
          <table:table-cell table:formula="of:=[.B17]/(1+LN([.B17]))" office:value-type="float" office:value="1.12207122647598" calcext:value-type="float">
            <text:p>1,1220712265</text:p>
          </table:table-cell>
          <table:table-cell table:formula="of:=ABS([.C17]-[.D17])" office:value-type="float" office:value="0.00496855080482583" calcext:value-type="float">
            <text:p>0,004968550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table:formula="of:=([.C17]+[.A17]*([.C17]/[.B17]-(([.C17]/[.B17])^2)))" office:value-type="float" office:value="1.12864571721291" calcext:value-type="float">
            <text:p>1,1286457172</text:p>
          </table:table-cell>
          <table:table-cell table:formula="of:=[.B18]/(1+LN([.B18]))" office:value-type="float" office:value="1.13365355673331" calcext:value-type="float">
            <text:p>1,1336535567</text:p>
          </table:table-cell>
          <table:table-cell table:formula="of:=ABS([.C18]-[.D18])" office:value-type="float" office:value="0.00500783952039097" calcext:value-type="float">
            <text:p>0,005007839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85" calcext:value-type="float">
            <text:p>1,85</text:p>
          </table:table-cell>
          <table:table-cell table:formula="of:=([.C18]+[.A18]*([.C18]/[.B18]-(([.C18]/[.B18])^2)))" office:value-type="float" office:value="1.14033894462032" calcext:value-type="float">
            <text:p>1,1403389446</text:p>
          </table:table-cell>
          <table:table-cell table:formula="of:=[.B19]/(1+LN([.B19]))" office:value-type="float" office:value="1.14537917823615" calcext:value-type="float">
            <text:p>1,1453791782</text:p>
          </table:table-cell>
          <table:table-cell table:formula="of:=ABS([.C19]-[.D19])" office:value-type="float" office:value="0.00504023361582395" calcext:value-type="float">
            <text:p>0,005040233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table:formula="of:=([.C19]+[.A19]*([.C19]/[.B19]-(([.C19]/[.B19])^2)))" office:value-type="float" office:value="1.15216150326064" calcext:value-type="float">
            <text:p>1,1521615033</text:p>
          </table:table-cell>
          <table:table-cell table:formula="of:=[.B20]/(1+LN([.B20]))" office:value-type="float" office:value="1.15722843305467" calcext:value-type="float">
            <text:p>1,1572284331</text:p>
          </table:table-cell>
          <table:table-cell table:formula="of:=ABS([.C20]-[.D20])" office:value-type="float" office:value="0.00506692979402623" calcext:value-type="float">
            <text:p>0,005066929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95" calcext:value-type="float">
            <text:p>1,95</text:p>
          </table:table-cell>
          <table:table-cell table:formula="of:=([.C20]+[.A20]*([.C20]/[.B20]-(([.C20]/[.B20])^2)))" office:value-type="float" office:value="1.16409544684235" calcext:value-type="float">
            <text:p>1,1640954468</text:p>
          </table:table-cell>
          <table:table-cell table:formula="of:=[.B21]/(1+LN([.B21]))" office:value-type="float" office:value="1.16918434946891" calcext:value-type="float">
            <text:p>1,1691843495</text:p>
          </table:table-cell>
          <table:table-cell table:formula="of:=ABS([.C21]-[.D21])" office:value-type="float" office:value="0.00508890262655304" calcext:value-type="float">
            <text:p>0,005088902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formula="of:=([.C21]+[.A21]*([.C21]/[.B21]-(([.C21]/[.B21])^2)))" office:value-type="float" office:value="1.17612526817021" calcext:value-type="float">
            <text:p>1,1761252682</text:p>
          </table:table-cell>
          <table:table-cell table:formula="of:=[.B22]/(1+LN([.B22]))" office:value-type="float" office:value="1.18123221829928" calcext:value-type="float">
            <text:p>1,1812322183</text:p>
          </table:table-cell>
          <table:table-cell table:formula="of:=ABS([.C22]-[.D22])" office:value-type="float" office:value="0.0051069501290737" calcext:value-type="float">
            <text:p>0,0051069501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05" calcext:value-type="float">
            <text:p>2,05</text:p>
          </table:table-cell>
          <table:table-cell table:formula="of:=([.C22]+[.A22]*([.C22]/[.B22]-(([.C22]/[.B22])^2)))" office:value-type="float" office:value="1.18823751679411" calcext:value-type="float">
            <text:p>1,1882375168</text:p>
          </table:table-cell>
          <table:table-cell table:formula="of:=[.B23]/(1+LN([.B23]))" office:value-type="float" office:value="1.19335924582381" calcext:value-type="float">
            <text:p>1,1933592458</text:p>
          </table:table-cell>
          <table:table-cell table:formula="of:=ABS([.C23]-[.D23])" office:value-type="float" office:value="0.00512172902970631" calcext:value-type="float">
            <text:p>0,00512172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1" calcext:value-type="float">
            <text:p>2,1</text:p>
          </table:table-cell>
          <table:table-cell table:formula="of:=([.C23]+[.A23]*([.C23]/[.B23]-(([.C23]/[.B23])^2)))" office:value-type="float" office:value="1.20042048542125" calcext:value-type="float">
            <text:p>1,2004204854</text:p>
          </table:table-cell>
          <table:table-cell table:formula="of:=[.B24]/(1+LN([.B24]))" office:value-type="float" office:value="1.20555426769741" calcext:value-type="float">
            <text:p>1,2055542677</text:p>
          </table:table-cell>
          <table:table-cell table:formula="of:=ABS([.C24]-[.D24])" office:value-type="float" office:value="0.00513378227616701" calcext:value-type="float">
            <text:p>0,005133782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15" calcext:value-type="float">
            <text:p>2,15</text:p>
          </table:table-cell>
          <table:table-cell table:formula="of:=([.C24]+[.A24]*([.C24]/[.B24]-(([.C24]/[.B24])^2)))" office:value-type="float" office:value="1.21266395115328" calcext:value-type="float">
            <text:p>1,2126639512</text:p>
          </table:table-cell>
          <table:table-cell table:formula="of:=[.B25]/(1+LN([.B25]))" office:value-type="float" office:value="1.21780751180062" calcext:value-type="float">
            <text:p>1,2178075118</text:p>
          </table:table-cell>
          <table:table-cell table:formula="of:=ABS([.C25]-[.D25])" office:value-type="float" office:value="0.00514356064733668" calcext:value-type="float">
            <text:p>0,00514356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2" calcext:value-type="float">
            <text:p>2,2</text:p>
          </table:table-cell>
          <table:table-cell table:formula="of:=([.C25]+[.A25]*([.C25]/[.B25]-(([.C25]/[.B25])^2)))" office:value-type="float" office:value="1.22495896074282" calcext:value-type="float">
            <text:p>1,2249589607</text:p>
          </table:table-cell>
          <table:table-cell table:formula="of:=[.B26]/(1+LN([.B26]))" office:value-type="float" office:value="1.23011040059233" calcext:value-type="float">
            <text:p>1,2301104006</text:p>
          </table:table-cell>
          <table:table-cell table:formula="of:=ABS([.C26]-[.D26])" office:value-type="float" office:value="0.0051514398495125" calcext:value-type="float">
            <text:p>0,005151439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25" calcext:value-type="float">
            <text:p>2,25</text:p>
          </table:table-cell>
          <table:table-cell table:formula="of:=([.C26]+[.A26]*([.C26]/[.B26]-(([.C26]/[.B26])^2)))" office:value-type="float" office:value="1.23729765142598" calcext:value-type="float">
            <text:p>1,2372976514</text:p>
          </table:table-cell>
          <table:table-cell table:formula="of:=[.B27]/(1+LN([.B27]))" office:value-type="float" office:value="1.24245538555375" calcext:value-type="float">
            <text:p>1,2424553856</text:p>
          </table:table-cell>
          <table:table-cell table:formula="of:=ABS([.C27]-[.D27])" office:value-type="float" office:value="0.00515773412776976" calcext:value-type="float">
            <text:p>0,0051577341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table:formula="of:=([.C27]+[.A27]*([.C27]/[.B27]-(([.C27]/[.B27])^2)))" office:value-type="float" office:value="1.24967310068509" calcext:value-type="float">
            <text:p>1,2496731007</text:p>
          </table:table-cell>
          <table:table-cell table:formula="of:=[.B28]/(1+LN([.B28]))" office:value-type="float" office:value="1.25483580785332" calcext:value-type="float">
            <text:p>1,2548358079</text:p>
          </table:table-cell>
          <table:table-cell table:formula="of:=ABS([.C28]-[.D28])" office:value-type="float" office:value="0.0051627071682383" calcext:value-type="float">
            <text:p>0,005162707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35" calcext:value-type="float">
            <text:p>2,35</text:p>
          </table:table-cell>
          <table:table-cell table:formula="of:=([.C28]+[.A28]*([.C28]/[.B28]-(([.C28]/[.B28])^2)))" office:value-type="float" office:value="1.26207919967374" calcext:value-type="float">
            <text:p>1,2620791997</text:p>
          </table:table-cell>
          <table:table-cell table:formula="of:=[.B29]/(1+LN([.B29]))" office:value-type="float" office:value="1.26724578055376" calcext:value-type="float">
            <text:p>1,2672457806</text:p>
          </table:table-cell>
          <table:table-cell table:formula="of:=ABS([.C29]-[.D29])" office:value-type="float" office:value="0.0051665808800212" calcext:value-type="float">
            <text:p>0,005166580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table:formula="of:=([.C29]+[.A29]*([.C29]/[.B29]-(([.C29]/[.B29])^2)))" office:value-type="float" office:value="1.27451054610185" calcext:value-type="float">
            <text:p>1,2745105461</text:p>
          </table:table-cell>
          <table:table-cell table:formula="of:=[.B30]/(1+LN([.B30]))" office:value-type="float" office:value="1.27968008860876" calcext:value-type="float">
            <text:p>1,2796800886</text:p>
          </table:table-cell>
          <table:table-cell table:formula="of:=ABS([.C30]-[.D30])" office:value-type="float" office:value="0.00516954250691359" calcext:value-type="float">
            <text:p>0,005169542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45" calcext:value-type="float">
            <text:p>2,45</text:p>
          </table:table-cell>
          <table:table-cell table:formula="of:=([.C30]+[.A30]*([.C30]/[.B30]-(([.C30]/[.B30])^2)))" office:value-type="float" office:value="1.28696235320705" calcext:value-type="float">
            <text:p>1,2869623532</text:p>
          </table:table-cell>
          <table:table-cell table:formula="of:=[.B31]/(1+LN([.B31]))" office:value-type="float" office:value="1.29213410362258" calcext:value-type="float">
            <text:p>1,2921341036</text:p>
          </table:table-cell>
          <table:table-cell table:formula="of:=ABS([.C31]-[.D31])" office:value-type="float" office:value="0.00517175041552931" calcext:value-type="float">
            <text:p>0,005171750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5" calcext:value-type="float">
            <text:p>2,5</text:p>
          </table:table-cell>
          <table:table-cell table:formula="of:=([.C31]+[.A31]*([.C31]/[.B31]-(([.C31]/[.B31])^2)))" office:value-type="float" office:value="1.29943037208906" calcext:value-type="float">
            <text:p>1,2994303721</text:p>
          </table:table-cell>
          <table:table-cell table:formula="of:=[.B32]/(1+LN([.B32]))" office:value-type="float" office:value="1.30460371091759" calcext:value-type="float">
            <text:p>1,3046037109</text:p>
          </table:table-cell>
          <table:table-cell table:formula="of:=ABS([.C32]-[.D32])" office:value-type="float" office:value="0.005173338828526" calcext:value-type="float">
            <text:p>0,005173338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55" calcext:value-type="float">
            <text:p>2,55</text:p>
          </table:table-cell>
          <table:table-cell table:formula="of:=([.C32]+[.A32]*([.C32]/[.B32]-(([.C32]/[.B32])^2)))" office:value-type="float" office:value="1.31191082519558" calcext:value-type="float">
            <text:p>1,3119108252</text:p>
          </table:table-cell>
          <table:table-cell table:formula="of:=[.B33]/(1+LN([.B33]))" office:value-type="float" office:value="1.3170852469081" calcext:value-type="float">
            <text:p>1,3170852469</text:p>
          </table:table-cell>
          <table:table-cell table:formula="of:=ABS([.C33]-[.D33])" office:value-type="float" office:value="0.00517442171252203" calcext:value-type="float">
            <text:p>0,005174421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6" calcext:value-type="float">
            <text:p>2,6</text:p>
          </table:table-cell>
          <table:table-cell table:formula="of:=([.C33]+[.A33]*([.C33]/[.B33]-(([.C33]/[.B33])^2)))" office:value-type="float" office:value="1.32440034915547" calcext:value-type="float">
            <text:p>1,3244003492</text:p>
          </table:table-cell>
          <table:table-cell table:formula="of:=[.B34]/(1+LN([.B34]))" office:value-type="float" office:value="1.32957544514066" calcext:value-type="float">
            <text:p>1,3295754451</text:p>
          </table:table-cell>
          <table:table-cell table:formula="of:=ABS([.C34]-[.D34])" office:value-type="float" office:value="0.00517509598518662" calcext:value-type="float">
            <text:p>0,00517509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65" calcext:value-type="float">
            <text:p>2,65</text:p>
          </table:table-cell>
          <table:table-cell table:formula="of:=([.C34]+[.A34]*([.C34]/[.B34]-(([.C34]/[.B34])^2)))" office:value-type="float" office:value="1.33689594547915" calcext:value-type="float">
            <text:p>1,3368959455</text:p>
          </table:table-cell>
          <table:table-cell table:formula="of:=[.B35]/(1+LN([.B35]))" office:value-type="float" office:value="1.34207138965046" calcext:value-type="float">
            <text:p>1,3420713897</text:p>
          </table:table-cell>
          <table:table-cell table:formula="of:=ABS([.C35]-[.D35])" office:value-type="float" office:value="0.00517544417131255" calcext:value-type="float">
            <text:p>0,005175444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7" calcext:value-type="float">
            <text:p>2,7</text:p>
          </table:table-cell>
          <table:table-cell table:formula="of:=([.C35]+[.A35]*([.C35]/[.B35]-(([.C35]/[.B35])^2)))" office:value-type="float" office:value="1.34939493790692" calcext:value-type="float">
            <text:p>1,3493949379</text:p>
          </table:table-cell>
          <table:table-cell table:formula="of:=[.B36]/(1+LN([.B36]))" office:value-type="float" office:value="1.35457047451781" calcext:value-type="float">
            <text:p>1,3545704745</text:p>
          </table:table-cell>
          <table:table-cell table:formula="of:=ABS([.C36]-[.D36])" office:value-type="float" office:value="0.00517553661088521" calcext:value-type="float">
            <text:p>0,005175536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75" calcext:value-type="float">
            <text:p>2,75</text:p>
          </table:table-cell>
          <table:table-cell table:formula="of:=([.C36]+[.A36]*([.C36]/[.B36]-(([.C36]/[.B36])^2)))" office:value-type="float" office:value="1.36189493539595" calcext:value-type="float">
            <text:p>1,3618949354</text:p>
          </table:table-cell>
          <table:table-cell table:formula="of:=[.B37]/(1+LN([.B37]))" office:value-type="float" office:value="1.36707036869724" calcext:value-type="float">
            <text:p>1,3670703687</text:p>
          </table:table-cell>
          <table:table-cell table:formula="of:=ABS([.C37]-[.D37])" office:value-type="float" office:value="0.00517543330129122" calcext:value-type="float">
            <text:p>0,005175433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</text:p>
          </table:table-cell>
          <table:table-cell table:formula="of:=([.C37]+[.A37]*([.C37]/[.B37]-(([.C37]/[.B37])^2)))" office:value-type="float" office:value="1.3743937999069" calcext:value-type="float">
            <text:p>1,3743937999</text:p>
          </table:table-cell>
          <table:table-cell table:formula="of:=[.B38]/(1+LN([.B38]))" office:value-type="float" office:value="1.37956898534642" calcext:value-type="float">
            <text:p>1,3795689853</text:p>
          </table:table-cell>
          <table:table-cell table:formula="of:=ABS([.C38]-[.D38])" office:value-type="float" office:value="0.00517518543951767" calcext:value-type="float">
            <text:p>0,00517518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85" calcext:value-type="float">
            <text:p>2,85</text:p>
          </table:table-cell>
          <table:table-cell table:formula="of:=([.C38]+[.A38]*([.C38]/[.B38]-(([.C38]/[.B38])^2)))" office:value-type="float" office:value="1.3868896182903" calcext:value-type="float">
            <text:p>1,3868896183</text:p>
          </table:table-cell>
          <table:table-cell table:formula="of:=[.B39]/(1+LN([.B39]))" office:value-type="float" office:value="1.39206445500766" calcext:value-type="float">
            <text:p>1,392064455</text:p>
          </table:table-cell>
          <table:table-cell table:formula="of:=ABS([.C39]-[.D39])" office:value-type="float" office:value="0.00517483671736296" calcext:value-type="float">
            <text:p>0,005174836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9" calcext:value-type="float">
            <text:p>2,9</text:p>
          </table:table-cell>
          <table:table-cell table:formula="of:=([.C39]+[.A39]*([.C39]/[.B39]-(([.C39]/[.B39])^2)))" office:value-type="float" office:value="1.39938067768584" calcext:value-type="float">
            <text:p>1,3993806777</text:p>
          </table:table-cell>
          <table:table-cell table:formula="of:=[.B40]/(1+LN([.B40]))" office:value-type="float" office:value="1.40455510209837" calcext:value-type="float">
            <text:p>1,4045551021</text:p>
          </table:table-cell>
          <table:table-cell table:formula="of:=ABS([.C40]-[.D40])" office:value-type="float" office:value="0.00517442441252802" calcext:value-type="float">
            <text:p>0,005174424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95" calcext:value-type="float">
            <text:p>2,95</text:p>
          </table:table-cell>
          <table:table-cell table:formula="of:=([.C40]+[.A40]*([.C40]/[.B40]-(([.C40]/[.B40])^2)))" office:value-type="float" office:value="1.41186544394154" calcext:value-type="float">
            <text:p>1,4118654439</text:p>
          </table:table-cell>
          <table:table-cell table:formula="of:=[.B41]/(1+LN([.B41]))" office:value-type="float" office:value="1.41703942425198" calcext:value-type="float">
            <text:p>1,4170394243</text:p>
          </table:table-cell>
          <table:table-cell table:formula="of:=ABS([.C41]-[.D41])" office:value-type="float" office:value="0.00517398031043626" calcext:value-type="float">
            <text:p>0,005173980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formula="of:=([.C41]+[.A41]*([.C41]/[.B41]-(([.C41]/[.B41])^2)))" office:value-type="float" office:value="1.42434254263635" calcext:value-type="float">
            <text:p>1,4243425426</text:p>
          </table:table-cell>
          <table:table-cell table:formula="of:=[.B42]/(1+LN([.B42]))" office:value-type="float" office:value="1.42951607412151" calcext:value-type="float">
            <text:p>1,4295160741</text:p>
          </table:table-cell>
          <table:table-cell table:formula="of:=ABS([.C42]-[.D42])" office:value-type="float" office:value="0.00517353148516531" calcext:value-type="float">
            <text:p>0,0051735315</text:p>
          </table:table-cell>
        </table:table-row>
      </table:table>
      <table:table table:name="h=0,25" table:style-name="ta1">
        <table:table-column table:style-name="co1" table:number-columns-repeated="5" table:default-cell-style-name="ce3"/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y'i</text:p>
          </table:table-cell>
          <table:table-cell table:style-name="ce2" office:value-type="string" calcext:value-type="string">
            <text:p>y(xi)</text:p>
          </table:table-cell>
          <table:table-cell table:style-name="ce2" office:value-type="string" calcext:value-type="string">
            <text:p>Erro yi – y(xi)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B2]/(1+LN([.B2]))" office:value-type="float" office:value="1" calcext:value-type="float">
            <text:p>1</text:p>
          </table:table-cell>
          <table:table-cell table:style-name="ce2" table:formula="of:=ABS([.C2]-[.D2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table:formula="of:=([.C2]+[.A2]*([.C2]/[.B2]-(([.C2]/[.B2])^2)))" office:value-type="float" office:value="1" calcext:value-type="float">
            <text:p>1</text:p>
          </table:table-cell>
          <table:table-cell table:style-name="ce2" table:formula="of:=[.B3]/(1+LN([.B3]))" office:value-type="float" office:value="1.02195690657645" calcext:value-type="float">
            <text:p>1,0219569066</text:p>
          </table:table-cell>
          <table:table-cell table:style-name="ce2" table:formula="of:=ABS([.C3]-[.D3])" office:value-type="float" office:value="0.0219569065764476" calcext:value-type="float">
            <text:p>0,0219569066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5" calcext:value-type="float">
            <text:p>1,5</text:p>
          </table:table-cell>
          <table:table-cell table:style-name="ce2" table:formula="of:=([.C3]+[.A3]*([.C3]/[.B3]-(([.C3]/[.B3])^2)))" office:value-type="float" office:value="1.04" calcext:value-type="float">
            <text:p>1,04</text:p>
          </table:table-cell>
          <table:table-cell table:style-name="ce2" table:formula="of:=[.B4]/(1+LN([.B4]))" office:value-type="float" office:value="1.06726235418187" calcext:value-type="float">
            <text:p>1,0672623542</text:p>
          </table:table-cell>
          <table:table-cell table:style-name="ce2" table:formula="of:=ABS([.C4]-[.D4])" office:value-type="float" office:value="0.0272623541818728" calcext:value-type="float">
            <text:p>0,0272623542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table:formula="of:=([.C4]+[.A4]*([.C4]/[.B4]-(([.C4]/[.B4])^2)))" office:value-type="float" office:value="1.09315555555556" calcext:value-type="float">
            <text:p>1,0931555556</text:p>
          </table:table-cell>
          <table:table-cell table:style-name="ce2" table:formula="of:=[.B5]/(1+LN([.B5]))" office:value-type="float" office:value="1.12207122647598" calcext:value-type="float">
            <text:p>1,1220712265</text:p>
          </table:table-cell>
          <table:table-cell table:style-name="ce2" table:formula="of:=ABS([.C5]-[.D5])" office:value-type="float" office:value="0.0289156709204232" calcext:value-type="float">
            <text:p>0,0289156709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C5]+[.A5]*([.C5]/[.B5]-(([.C5]/[.B5])^2)))" office:value-type="float" office:value="1.15177050686823" calcext:value-type="float">
            <text:p>1,1517705069</text:p>
          </table:table-cell>
          <table:table-cell table:style-name="ce2" table:formula="of:=[.B6]/(1+LN([.B6]))" office:value-type="float" office:value="1.18123221829928" calcext:value-type="float">
            <text:p>1,1812322183</text:p>
          </table:table-cell>
          <table:table-cell table:style-name="ce2" table:formula="of:=ABS([.C6]-[.D6])" office:value-type="float" office:value="0.0294617114310536" calcext:value-type="float">
            <text:p>0,0294617114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table:formula="of:=([.C6]+[.A6]*([.C6]/[.B6]-(([.C6]/[.B6])^2)))" office:value-type="float" office:value="1.21283086394604" calcext:value-type="float">
            <text:p>1,2128308639</text:p>
          </table:table-cell>
          <table:table-cell table:style-name="ce2" table:formula="of:=[.B7]/(1+LN([.B7]))" office:value-type="float" office:value="1.24245538555375" calcext:value-type="float">
            <text:p>1,2424553856</text:p>
          </table:table-cell>
          <table:table-cell table:style-name="ce2" table:formula="of:=ABS([.C7]-[.D7])" office:value-type="float" office:value="0.029624521607714" calcext:value-type="float">
            <text:p>0,0296245216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([.C7]+[.A7]*([.C7]/[.B7]-(([.C7]/[.B7])^2)))" office:value-type="float" office:value="1.27494991280226" calcext:value-type="float">
            <text:p>1,2749499128</text:p>
          </table:table-cell>
          <table:table-cell table:style-name="ce2" table:formula="of:=[.B8]/(1+LN([.B8]))" office:value-type="float" office:value="1.30460371091759" calcext:value-type="float">
            <text:p>1,3046037109</text:p>
          </table:table-cell>
          <table:table-cell table:style-name="ce2" table:formula="of:=ABS([.C8]-[.D8])" office:value-type="float" office:value="0.0296537981153255" calcext:value-type="float">
            <text:p>0,0296537981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table:formula="of:=([.C8]+[.A8]*([.C8]/[.B8]-(([.C8]/[.B8])^2)))" office:value-type="float" office:value="1.33742501287631" calcext:value-type="float">
            <text:p>1,3374250129</text:p>
          </table:table-cell>
          <table:table-cell table:style-name="ce2" table:formula="of:=[.B9]/(1+LN([.B9]))" office:value-type="float" office:value="1.36707036869724" calcext:value-type="float">
            <text:p>1,3670703687</text:p>
          </table:table-cell>
          <table:table-cell table:style-name="ce2" table:formula="of:=ABS([.C9]-[.D9])" office:value-type="float" office:value="0.0296453558209311" calcext:value-type="float">
            <text:p>0,0296453558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([.C9]+[.A9]*([.C9]/[.B9]-(([.C9]/[.B9])^2)))" office:value-type="float" office:value="1.39987833916863" calcext:value-type="float">
            <text:p>1,3998783392</text:p>
          </table:table-cell>
          <table:table-cell table:style-name="ce2" table:formula="of:=[.B10]/(1+LN([.B10]))" office:value-type="float" office:value="1.42951607412151" calcext:value-type="float">
            <text:p>1,4295160741</text:p>
          </table:table-cell>
          <table:table-cell table:style-name="ce2" table:formula="of:=ABS([.C10]-[.D10])" office:value-type="float" office:value="0.0296377349528865" calcext:value-type="float">
            <text:p>0,029637735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5:06:37.316334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7:10:53.941435484</meta:creation-date>
    <dc:date>2015-06-16T15:49:11.009830629</dc:date>
    <meta:editing-duration>PT3H38M39S</meta:editing-duration>
    <meta:editing-cycles>16</meta:editing-cycles>
    <meta:generator>LibreOffice/4.2.8.2$Linux_X86_64 LibreOffice_project/420m0$Build-2</meta:generator>
    <meta:document-statistic meta:table-count="3" meta:cell-count="3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8.994cm" xlink:href=".." xlink:type="simple" chart:class="chart:scatter" chart:style-name="ch1">
        <chart:legend chart:legend-position="end" svg:x="13.273cm" svg:y="4.198cm" style:legend-expansion="high" chart:style-name="ch2"/>
        <chart:plot-area chart:style-name="ch3" table:cell-range-address="'h = 0,1'.B3:'h = 0,1'.C22" svg:x="0.32cm" svg:y="0.179cm" svg:width="12.633cm" svg:height="8.636cm">
          <chartooo:coordinate-region svg:x="1.047cm" svg:y="0.378cm" svg:width="11.66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 = 0,1'.C3:'h = 0,1'.C22" chart:class="chart:scatter">
            <chart:domain table:cell-range-address="'h = 0,1'.B3:'h = 0,1'.B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'h = 0,1'.B3:'h = 0,1'.B22</svg:desc>
                </draw:g>
              </table:table-cell>
              <table:table-cell office:value-type="float" office:value="1">
                <text:p>1</text:p>
                <draw:g>
                  <svg:desc>'h = 0,1'.C3:'h = 0,1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.00826446280992">
                <text:p>1.00826446280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1.02168947172704">
                <text:p>1.02168947172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1.03851473424818">
                <text:p>1.03851473424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05766819214088">
                <text:p>1.05766819214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1.07846109363175">
                <text:p>1.07846109363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1.10043216469947">
                <text:p>1.10043216469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1.12326205158126">
                <text:p>1.12326205158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.14672359652953">
                <text:p>1.14672359652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.17065156956466">
                <text:p>1.17065156956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1.19492352060979">
                <text:p>1.19492352060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1.21944726603324">
                <text:p>1.21944726603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">
                <text:p>2.3</text:p>
              </table:table-cell>
              <table:table-cell office:value-type="float" office:value="1.24415247988938">
                <text:p>1.24415247988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">
                <text:p>2.4</text:p>
              </table:table-cell>
              <table:table-cell office:value-type="float" office:value="1.26898490541926">
                <text:p>1.26898490541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1.29390228532941">
                <text:p>1.2939022853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">
                <text:p>2.6</text:p>
              </table:table-cell>
              <table:table-cell office:value-type="float" office:value="1.31887144675889">
                <text:p>1.31887144675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">
                <text:p>2.7</text:p>
              </table:table-cell>
              <table:table-cell office:value-type="float" office:value="1.34386617854139">
                <text:p>1.34386617854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">
                <text:p>2.8</text:p>
              </table:table-cell>
              <table:table-cell office:value-type="float" office:value="1.36886566244036">
                <text:p>1.36886566244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39385329832077">
                <text:p>1.39385329832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.41881581375348">
                <text:p>1.41881581375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